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bdf" officeooo:paragraph-rsid="0007fbdf"/>
    </style:style>
    <style:style style:name="T1" style:family="text">
      <style:text-properties officeooo:rsid="0007fbdf"/>
    </style:style>
    <style:style style:name="T2" style:family="text">
      <style:text-properties officeooo:rsid="000800bd"/>
    </style:style>
    <style:style style:name="T3" style:family="text">
      <style:text-properties officeooo:rsid="0008bac2"/>
    </style:style>
    <style:style style:name="T4" style:family="text">
      <style:text-properties officeooo:rsid="00091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~/Desktop/go-micro-chat$ sudo docker run -p 4222:4222 nats</text:p>
      <text:p text:style-name="Standard">~/Desktop/go-micro-chat/chat-api$ MICRO_BROKER=nats MICRO_BROKER_ADDRESS=nats://127.0.0.1:4222 go run main.go</text:p>
      <text:p text:style-name="Standard">:~/Desktop/go-micro-chat/react-chat$ npm start</text:p>
      <text:p text:style-name="Standard"/>
      <text:p text:style-name="Standard"/>
      <text:p text:style-name="Standard"><text:span text:style-name="T2">m</text:span><text:span text:style-name="T1">essage base</text:span><text:span text:style-name="T3">d</text:span><text:span text:style-name="T1"> protocol</text:span></text:p>
      <text:p text:style-name="P1">messag<text:span text:style-name="T4">ing </text:span><text:s/>patter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4:26:54.137112894</meta:creation-date>
    <dc:date>2026-01-09T15:54:57.977142551</dc:date>
    <meta:editing-duration>PT9M3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1" meta:character-count="253" meta:non-whitespace-character-count="236"/>
  </office:meta>
</office:document-meta>
</file>